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HOW DOES HOT2000/HOT3000 PRESENTLY STORE THE CONSTRUCTION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Preliminary notes</text:p>
          </table:table-cell>
          <table:table-cell table:number-columns-repeated="3"/>
        </table:table-row>
        <table:table-row table:style-name="ro1">
          <table:table-cell office:value-type="string">
            <text:p>emissivity out (-)</text:p>
          </table:table-cell>
          <table:table-cell/>
          <table:table-cell office:value-type="string">
            <text:p>IR?</text:p>
          </table:table-cell>
          <table:table-cell office:value-type="string">
            <text:p>Only for external and internal</text:p>
          </table:table-cell>
          <table:table-cell/>
          <table:table-cell office:value-type="string">
            <text:p>Emm is applied to both opaq and trans constructions</text:p>
          </table:table-cell>
        </table:table-row>
        <table:table-row table:style-name="ro1">
          <table:table-cell office:value-type="string">
            <text:p>emissivity in (-)</text:p>
          </table:table-cell>
          <table:table-cell/>
          <table:table-cell office:value-type="string">
            <text:p>IR?</text:p>
          </table:table-cell>
          <table:table-cell table:number-columns-repeated="2"/>
          <table:table-cell office:value-type="string">
            <text:p>Emm is applied to both opaq and trans constructions</text:p>
          </table:table-cell>
        </table:table-row>
        <table:table-row table:style-name="ro1">
          <table:table-cell office:value-type="string">
            <text:p>absorptivity out (-)</text:p>
          </table:table-cell>
          <table:table-cell/>
          <table:table-cell office:value-type="string">
            <text:p>SLR?</text:p>
          </table:table-cell>
          <table:table-cell office:value-type="string">
            <text:p>Only applied to opaque constructions</text:p>
          </table:table-cell>
          <table:table-cell table:number-columns-repeated="2"/>
        </table:table-row>
        <table:table-row table:style-name="ro1">
          <table:table-cell office:value-type="string">
            <text:p>absorptivity in (-)</text:p>
          </table:table-cell>
          <table:table-cell/>
          <table:table-cell office:value-type="string">
            <text:p>SLR?</text:p>
          </table:table-cell>
          <table:table-cell office:value-type="string">
            <text:p>Only applied to opaque construct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iffusion rest (?)</text:p>
          </table:table-cell>
          <table:table-cell table:number-columns-repeated="2"/>
          <table:table-cell office:value-type="string">
            <text:p>moisture transport property – not used in thermal process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here is a facility to account for varying thermo physica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longwave tran (-)</text:p>
          </table:table-cell>
          <table:table-cell/>
          <table:table-cell office:value-type="string">
            <text:p>ARE these in use if “t” and not if “l”</text:p>
          </table:table-cell>
          <table:table-cell table:number-columns-repeated="2"/>
          <table:table-cell office:value-type="string">
            <text:p>These are experimental</text:p>
          </table:table-cell>
        </table:table-row>
        <table:table-row table:style-name="ro1">
          <table:table-cell office:value-type="string">
            <text:p>solar direct tran (-)</text:p>
          </table:table-cell>
          <table:table-cell table:number-columns-repeated="4"/>
          <table:table-cell office:value-type="string">
            <text:p>Likely not used at this points</text:p>
          </table:table-cell>
        </table:table-row>
        <table:table-row table:style-name="ro1">
          <table:table-cell office:value-type="string">
            <text:p>solar reflec out (-)</text:p>
          </table:table-cell>
          <table:table-cell table:number-columns-repeated="4"/>
          <table:table-cell office:value-type="string">
            <text:p>Is this expected to replace optics?</text:p>
          </table:table-cell>
        </table:table-row>
        <table:table-row table:style-name="ro1">
          <table:table-cell office:value-type="string">
            <text:p>solar refled in (-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isable tran (-)</text:p>
          </table:table-cell>
          <table:table-cell table:number-columns-repeated="5"/>
        </table:table-row>
        <table:table-row table:style-name="ro1">
          <table:table-cell office:value-type="string">
            <text:p>visable reflec out (-)</text:p>
          </table:table-cell>
          <table:table-cell table:number-columns-repeated="5"/>
        </table:table-row>
        <table:table-row table:style-name="ro1">
          <table:table-cell office:value-type="string">
            <text:p>visable reflec in (-)</text:p>
          </table:table-cell>
          <table:table-cell table:number-columns-repeated="5"/>
        </table:table-row>
        <table:table-row table:style-name="ro1">
          <table:table-cell office:value-type="string">
            <text:p>colour rendering (-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PTICS</text:p>
          </table:table-cell>
          <table:table-cell table:number-columns-repeated="5"/>
        </table:table-row>
        <table:table-row table:style-name="ro1">
          <table:table-cell office:value-type="string">
            <text:p>for the optic</text:p>
          </table:table-cell>
          <table:table-cell table:number-columns-repeated="5"/>
        </table:table-row>
        <table:table-row table:style-name="ro1">
          <table:table-cell office:value-type="string">
            <text:p>def lyr</text:p>
          </table:table-cell>
          <table:table-cell/>
          <table:table-cell office:value-type="string">
            <text:p>Always 1?</text:p>
          </table:table-cell>
          <table:table-cell table:number-columns-repeated="3"/>
        </table:table-row>
        <table:table-row table:style-name="ro1">
          <table:table-cell office:value-type="string">
            <text:p>tmc lyr</text:p>
          </table:table-cell>
          <table:table-cell table:formula="oooc:=TRIM([.A27])" office:value-type="string" office:string-value="tmc lyr">
            <text:p>tmc lyr</text:p>
          </table:table-cell>
          <table:table-cell office:value-type="string">
            <text:p>layers in con?</text:p>
          </table:table-cell>
          <table:table-cell table:number-columns-repeated="3"/>
        </table:table-row>
        <table:table-row table:style-name="ro1">
          <table:table-cell office:value-type="string">
            <text:p>vis trn</text:p>
          </table:table-cell>
          <table:table-cell table:formula="oooc:=TRIM([.A28])" office:value-type="string" office:string-value="vis trn">
            <text:p>vis trn</text:p>
          </table:table-cell>
          <table:table-cell office:value-type="string">
            <text:p>used for daylighting purposes</text:p>
          </table:table-cell>
          <table:table-cell table:number-columns-repeated="3"/>
        </table:table-row>
        <table:table-row table:style-name="ro1">
          <table:table-cell office:value-type="string">
            <text:p>sol refl</text:p>
          </table:table-cell>
          <table:table-cell table:formula="oooc:=TRIM([.A29])" office:value-type="string" office:string-value="sol refl">
            <text:p>sol refl</text:p>
          </table:table-cell>
          <table:table-cell office:value-type="string">
            <text:p>ref only?</text:p>
          </table:table-cell>
          <table:table-cell table:number-columns-repeated="3"/>
        </table:table-row>
        <table:table-row table:style-name="ro1">
          <table:table-cell office:value-type="string">
            <text:p>sol absor</text:p>
          </table:table-cell>
          <table:table-cell table:formula="oooc:=TRIM([.A30])" office:value-type="string" office:string-value="sol absor">
            <text:p>sol absor</text:p>
          </table:table-cell>
          <table:table-cell office:value-type="string">
            <text:p>ref only?</text:p>
          </table:table-cell>
          <table:table-cell table:number-columns-repeated="3"/>
        </table:table-row>
        <table:table-row table:style-name="ro1">
          <table:table-cell office:value-type="string">
            <text:p>U val</text:p>
          </table:table-cell>
          <table:table-cell table:formula="oooc:=TRIM([.A31])" office:value-type="string" office:string-value="U val">
            <text:p>U val</text:p>
          </table:table-cell>
          <table:table-cell office:value-type="string">
            <text:p>ref only?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irect trn @ 5 angles</text:p>
          </table:table-cell>
          <table:table-cell table:number-columns-repeated="2"/>
          <table:table-cell office:value-type="string">
            <text:p>for entire window, total solar wavelenths</text:p>
          </table:table-cell>
          <table:table-cell table:number-columns-repeated="2"/>
        </table:table-row>
        <table:table-row table:style-name="ro1">
          <table:table-cell office:value-type="string">
            <text:p>total heat gain @ 5 angles</text:p>
          </table:table-cell>
          <table:table-cell/>
          <table:table-cell office:value-type="string">
            <text:p>ref only?</text:p>
          </table:table-cell>
          <table:table-cell office:value-type="string">
            <text:p>g value – solar heat gain coefficient, trans +( cond + convective) + radiation to the interior from the window pan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or each layer</text:p>
          </table:table-cell>
          <table:table-cell table:number-columns-repeated="5"/>
        </table:table-row>
        <table:table-row table:style-name="ro1">
          <table:table-cell office:value-type="string">
            <text:p>refr index</text:p>
          </table:table-cell>
          <table:table-cell table:number-columns-repeated="2"/>
          <table:table-cell office:value-type="string">
            <text:p>material property</text:p>
          </table:table-cell>
          <table:table-cell/>
          <table:table-cell office:value-type="string">
            <text:p>may not be used?</text:p>
          </table:table-cell>
        </table:table-row>
        <table:table-row table:style-name="ro1">
          <table:table-cell office:value-type="string">
            <text:p>absorption @ 5 angles</text:p>
          </table:table-cell>
          <table:table-cell table:number-columns-repeated="2"/>
          <table:table-cell office:value-type="string">
            <text:p>for each layers, solar flux balance, absorptance f(incidence), solar absorptanc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INDOW OPENING AND CLOSING </text:p>
          </table:table-cell>
          <table:table-cell table:number-columns-repeated="5"/>
        </table:table-row>
        <table:table-row table:style-name="ro1">
          <table:table-cell office:value-type="string">
            <text:p>BART'S RESEARCH, BLINDS?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indows are opaque to long wave radiation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1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23T10:00:45</meta:creation-date>
    <dc:date>2009-01-23T11:37:20</dc:date>
    <meta:editing-cycles>5</meta:editing-cycles>
    <meta:editing-duration>PT30M52S</meta:editing-duration>
    <meta:user-defined meta:name="Info 1"/>
    <meta:user-defined meta:name="Info 2"/>
    <meta:user-defined meta:name="Info 3"/>
    <meta:user-defined meta:name="Info 4"/>
    <meta:document-statistic meta:table-count="3" meta:cell-count="64"/>
  </office:meta>
</office:document-meta>
</file>